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float" office:value="0.027" calcext:value-type="float">
            <text:p>0.027</text:p>
          </table:table-cell>
          <table:table-cell office:value-type="float" office:value="0.246125" calcext:value-type="float">
            <text:p>0.246125</text:p>
          </table:table-cell>
          <table:table-cell office:value-type="float" office:value="0.223375" calcext:value-type="float">
            <text:p>0.223375</text:p>
          </table:table-cell>
          <table:table-cell office:value-type="float" office:value="0.204775" calcext:value-type="float">
            <text:p>0.204775</text:p>
          </table:table-cell>
          <table:table-cell office:value-type="float" office:value="0.193875" calcext:value-type="float">
            <text:p>0.193875</text:p>
          </table:table-cell>
          <table:table-cell office:value-type="float" office:value="0.186475" calcext:value-type="float">
            <text:p>0.186475</text:p>
          </table:table-cell>
        </table:table-row>
        <table:table-row table:style-name="ro1">
          <table:table-cell office:value-type="float" office:value="0.0275" calcext:value-type="float">
            <text:p>0.0275</text:p>
          </table:table-cell>
          <table:table-cell office:value-type="float" office:value="0.265575" calcext:value-type="float">
            <text:p>0.265575</text:p>
          </table:table-cell>
          <table:table-cell office:value-type="float" office:value="0.24545" calcext:value-type="float">
            <text:p>0.24545</text:p>
          </table:table-cell>
          <table:table-cell office:value-type="float" office:value="0.23155" calcext:value-type="float">
            <text:p>0.23155</text:p>
          </table:table-cell>
          <table:table-cell office:value-type="float" office:value="0.2224125" calcext:value-type="float">
            <text:p>0.2224125</text:p>
          </table:table-cell>
          <table:table-cell office:value-type="float" office:value="0.215725" calcext:value-type="float">
            <text:p>0.215725</text:p>
          </table:table-cell>
        </table:table-row>
        <table:table-row table:style-name="ro1">
          <table:table-cell office:value-type="float" office:value="0.028" calcext:value-type="float">
            <text:p>0.028</text:p>
          </table:table-cell>
          <table:table-cell office:value-type="float" office:value="0.2873375" calcext:value-type="float">
            <text:p>0.2873375</text:p>
          </table:table-cell>
          <table:table-cell office:value-type="float" office:value="0.2686625" calcext:value-type="float">
            <text:p>0.2686625</text:p>
          </table:table-cell>
          <table:table-cell office:value-type="float" office:value="0.2563125" calcext:value-type="float">
            <text:p>0.2563125</text:p>
          </table:table-cell>
          <table:table-cell office:value-type="float" office:value="0.2532875" calcext:value-type="float">
            <text:p>0.2532875</text:p>
          </table:table-cell>
          <table:table-cell office:value-type="float" office:value="0.2526875" calcext:value-type="float">
            <text:p>0.2526875</text:p>
          </table:table-cell>
        </table:table-row>
        <table:table-row table:style-name="ro1">
          <table:table-cell office:value-type="float" office:value="0.0285" calcext:value-type="float">
            <text:p>0.0285</text:p>
          </table:table-cell>
          <table:table-cell office:value-type="float" office:value="0.307125" calcext:value-type="float">
            <text:p>0.307125</text:p>
          </table:table-cell>
          <table:table-cell office:value-type="float" office:value="0.2910375" calcext:value-type="float">
            <text:p>0.2910375</text:p>
          </table:table-cell>
          <table:table-cell office:value-type="float" office:value="0.2873875" calcext:value-type="float">
            <text:p>0.2873875</text:p>
          </table:table-cell>
          <table:table-cell office:value-type="float" office:value="0.285775" calcext:value-type="float">
            <text:p>0.285775</text:p>
          </table:table-cell>
          <table:table-cell office:value-type="float" office:value="0.2824125" calcext:value-type="float">
            <text:p>0.2824125</text:p>
          </table:table-cell>
        </table:table-row>
        <table:table-row table:style-name="ro1">
          <table:table-cell office:value-type="float" office:value="0.029" calcext:value-type="float">
            <text:p>0.029</text:p>
          </table:table-cell>
          <table:table-cell office:value-type="float" office:value="0.3264" calcext:value-type="float">
            <text:p>0.3264</text:p>
          </table:table-cell>
          <table:table-cell office:value-type="float" office:value="0.31875" calcext:value-type="float">
            <text:p>0.31875</text:p>
          </table:table-cell>
          <table:table-cell office:value-type="float" office:value="0.3173" calcext:value-type="float">
            <text:p>0.3173</text:p>
          </table:table-cell>
          <table:table-cell office:value-type="float" office:value="0.3140875" calcext:value-type="float">
            <text:p>0.3140875</text:p>
          </table:table-cell>
          <table:table-cell office:value-type="float" office:value="0.316025" calcext:value-type="float">
            <text:p>0.316025</text:p>
          </table:table-cell>
        </table:table-row>
        <table:table-row table:style-name="ro1">
          <table:table-cell office:value-type="float" office:value="0.0295" calcext:value-type="float">
            <text:p>0.0295</text:p>
          </table:table-cell>
          <table:table-cell office:value-type="float" office:value="0.3486" calcext:value-type="float">
            <text:p>0.3486</text:p>
          </table:table-cell>
          <table:table-cell office:value-type="float" office:value="0.344675" calcext:value-type="float">
            <text:p>0.344675</text:p>
          </table:table-cell>
          <table:table-cell office:value-type="float" office:value="0.3440125" calcext:value-type="float">
            <text:p>0.3440125</text:p>
          </table:table-cell>
          <table:table-cell office:value-type="float" office:value="0.3524125" calcext:value-type="float">
            <text:p>0.3524125</text:p>
          </table:table-cell>
          <table:table-cell office:value-type="float" office:value="0.3519875" calcext:value-type="float">
            <text:p>0.3519875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3705" calcext:value-type="float">
            <text:p>0.3705</text:p>
          </table:table-cell>
          <table:table-cell office:value-type="float" office:value="0.36755" calcext:value-type="float">
            <text:p>0.36755</text:p>
          </table:table-cell>
          <table:table-cell office:value-type="float" office:value="0.3708" calcext:value-type="float">
            <text:p>0.3708</text:p>
          </table:table-cell>
          <table:table-cell office:value-type="float" office:value="0.3782125" calcext:value-type="float">
            <text:p>0.3782125</text:p>
          </table:table-cell>
          <table:table-cell office:value-type="float" office:value="0.3866625" calcext:value-type="float">
            <text:p>0.3866625</text:p>
          </table:table-cell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3916" calcext:value-type="float">
            <text:p>0.3916</text:p>
          </table:table-cell>
          <table:table-cell office:value-type="float" office:value="0.3916125" calcext:value-type="float">
            <text:p>0.3916125</text:p>
          </table:table-cell>
          <table:table-cell office:value-type="float" office:value="0.402425" calcext:value-type="float">
            <text:p>0.402425</text:p>
          </table:table-cell>
          <table:table-cell office:value-type="float" office:value="0.4105375" calcext:value-type="float">
            <text:p>0.4105375</text:p>
          </table:table-cell>
          <table:table-cell office:value-type="float" office:value="0.4228" calcext:value-type="float">
            <text:p>0.4228</text:p>
          </table:table-cell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0.41405" calcext:value-type="float">
            <text:p>0.41405</text:p>
          </table:table-cell>
          <table:table-cell office:value-type="float" office:value="0.420725" calcext:value-type="float">
            <text:p>0.420725</text:p>
          </table:table-cell>
          <table:table-cell office:value-type="float" office:value="0.4279375" calcext:value-type="float">
            <text:p>0.4279375</text:p>
          </table:table-cell>
          <table:table-cell office:value-type="float" office:value="0.4400375" calcext:value-type="float">
            <text:p>0.4400375</text:p>
          </table:table-cell>
          <table:table-cell office:value-type="float" office:value="0.4556625" calcext:value-type="float">
            <text:p>0.4556625</text:p>
          </table:table-cell>
        </table:table-row>
        <table:table-row table:style-name="ro1">
          <table:table-cell office:value-type="float" office:value="0.0315" calcext:value-type="float">
            <text:p>0.0315</text:p>
          </table:table-cell>
          <table:table-cell office:value-type="float" office:value="0.4357375" calcext:value-type="float">
            <text:p>0.4357375</text:p>
          </table:table-cell>
          <table:table-cell office:value-type="float" office:value="0.44295" calcext:value-type="float">
            <text:p>0.44295</text:p>
          </table:table-cell>
          <table:table-cell office:value-type="float" office:value="0.456325" calcext:value-type="float">
            <text:p>0.456325</text:p>
          </table:table-cell>
          <table:table-cell office:value-type="float" office:value="0.4735625" calcext:value-type="float">
            <text:p>0.4735625</text:p>
          </table:table-cell>
          <table:table-cell office:value-type="float" office:value="0.4919875" calcext:value-type="float">
            <text:p>0.4919875</text:p>
          </table:table-cell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0.4553875" calcext:value-type="float">
            <text:p>0.4553875</text:p>
          </table:table-cell>
          <table:table-cell office:value-type="float" office:value="0.466175" calcext:value-type="float">
            <text:p>0.466175</text:p>
          </table:table-cell>
          <table:table-cell office:value-type="float" office:value="0.4856125" calcext:value-type="float">
            <text:p>0.4856125</text:p>
          </table:table-cell>
          <table:table-cell office:value-type="float" office:value="0.50575" calcext:value-type="float">
            <text:p>0.50575</text:p>
          </table:table-cell>
          <table:table-cell office:value-type="float" office:value="0.519825" calcext:value-type="float">
            <text:p>0.5198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text>$</number:text>
      <number:number number:decimal-places="2" loext:min-decimal-places="2" number:min-integer-digits="1" number:grouping="true"/>
    </number:number-style>
    <number:number-style style:name="N121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21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18:40:40.937532071</meta:creation-date>
    <meta:generator>LibreOffice/5.1.6.2$Linux_X86_64 LibreOffice_project/10m0$Build-2</meta:generator>
    <dc:date>2018-04-16T18:41:07.997144682</dc:date>
    <meta:editing-duration>PT27S</meta:editing-duration>
    <meta:editing-cycles>1</meta:editing-cycles>
    <meta:document-statistic meta:table-count="1" meta:cell-count="66" meta:object-count="0"/>
  </office:meta>
</office:document-meta>
</file>